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2.1472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7937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8398in"/>
    </style:style>
    <style:style style:name="co14" style:family="table-column">
      <style:table-column-properties fo:break-before="auto" style:column-width="0.6465in"/>
    </style:style>
    <style:style style:name="co15" style:family="table-column">
      <style:table-column-properties fo:break-before="auto" style:column-width="4.206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ucture-id</text:p>
          </table:table-cell>
          <table:table-cell office:value-type="string" calcext:value-type="string">
            <text:p>structure-abbrev</text:p>
          </table:table-cell>
          <table:table-cell office:value-type="string" calcext:value-type="string">
            <text:p>structure-name</text:p>
          </table:table-cell>
          <table:table-cell office:value-type="string" calcext:value-type="string">
            <text:p>structure-color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transgenic-lin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injection-coordinates</text:p>
          </table:table-cell>
          <table:table-cell office:value-type="string" calcext:value-type="string">
            <text:p>injection-volume</text:p>
          </table:table-cell>
          <table:table-cell office:value-type="string" calcext:value-type="string">
            <text:p>injection-structur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num-voxels</text:p>
          </table:table-cell>
          <table:table-cell table:style-name="Default" office:value-type="string" calcext:value-type="string">
            <text:p>selected</text:p>
          </table:table-cell>
          <table:table-cell office:value-type="string" calcext:value-type="string">
            <text:p>experiment_page_url</text:p>
          </table:table-cell>
        </table:table-row>
        <table:table-row table:style-name="ro1">
          <table:table-cell office:value-type="float" office:value="114472145" calcext:value-type="float">
            <text:p>114472145</text:p>
          </table:table-cell>
          <table:table-cell office:value-type="string" calcext:value-type="string">
            <text:p>378-1175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[8900, 4700, 10100]</text:p>
          </table:table-cell>
          <table:table-cell office:value-type="float" office:value="0.323306" calcext:value-type="float">
            <text:p>0.323306</text:p>
          </table:table-cell>
          <table:table-cell office:value-type="string" calcext:value-type="string">
            <text:p>[{"id"=&gt;518, "name"=&gt;"Subiculum, ventral part", "abbreviation"=&gt;"SUBv", "color"=&gt;"4FC244"}, {"id"=&gt;918, "name"=&gt;"Entorhinal area, lateral part", "abbreviation"=&gt;"ENTl", "color"=&gt;"32B825"}]</text:p>
          </table:table-cell>
          <table:table-cell office:value-type="float" office:value="13.69686" calcext:value-type="float">
            <text:p>13.69686</text:p>
          </table:table-cell>
          <table:table-cell office:value-type="float" office:value="487744" calcext:value-type="float">
            <text:p>4877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14472145</text:p>
          </table:table-cell>
        </table:table-row>
        <table:table-row table:style-name="ro1">
          <table:table-cell office:value-type="float" office:value="232311959" calcext:value-type="float">
            <text:p>232311959</text:p>
          </table:table-cell>
          <table:table-cell office:value-type="string" calcext:value-type="string">
            <text:p>Rbp4-Cre_KL100-213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Rbp4-Cre_KL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9900, 3700, 9600]</text:p>
          </table:table-cell>
          <table:table-cell office:value-type="float" office:value="0.145184" calcext:value-type="float">
            <text:p>0.145184</text:p>
          </table:table-cell>
          <table:table-cell office:value-type="string" calcext:value-type="string">
            <text:p>[{"id"=&gt;895, "name"=&gt;"Ectorhinal area", "abbreviation"=&gt;"ECT", "color"=&gt;"0D9F91"}, {"id"=&gt;918, "name"=&gt;"Entorhinal area, lateral part", "abbreviation"=&gt;"ENTl", "color"=&gt;"32B825"}, {"id"=&gt;922, "name"=&gt;"Perirhinal area", "abbreviation"=&gt;"PERI", "color"=&gt;"0E9684"}]</text:p>
          </table:table-cell>
          <table:table-cell office:value-type="float" office:value="10.70925" calcext:value-type="float">
            <text:p>10.70925</text:p>
          </table:table-cell>
          <table:table-cell office:value-type="float" office:value="487273" calcext:value-type="float">
            <text:p>4872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32311959</text:p>
          </table:table-cell>
        </table:table-row>
        <table:table-row table:style-name="ro1">
          <table:table-cell office:value-type="float" office:value="142654100" calcext:value-type="float">
            <text:p>142654100</text:p>
          </table:table-cell>
          <table:table-cell office:value-type="string" calcext:value-type="string">
            <text:p>378-1357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[9600, 3800, 9800]</text:p>
          </table:table-cell>
          <table:table-cell office:value-type="float" office:value="0.128885" calcext:value-type="float">
            <text:p>0.128885</text:p>
          </table:table-cell>
          <table:table-cell office:value-type="string" calcext:value-type="string">
            <text:p>[{"id"=&gt;518, "name"=&gt;"Subiculum, ventral part", "abbreviation"=&gt;"SUBv", "color"=&gt;"4FC244"}, {"id"=&gt;895, "name"=&gt;"Ectorhinal area", "abbreviation"=&gt;"ECT", "color"=&gt;"0D9F91"}, {"id"=&gt;918, "name"=&gt;"Entorhinal area, lateral part", "abbreviation"=&gt;"ENTl", "color"=&gt;"32B825"}, {"id"=&gt;922, "name"=&gt;"Perirhinal area", "abbreviation"=&gt;"PERI", "color"=&gt;"0E9684"}]</text:p>
          </table:table-cell>
          <table:table-cell office:value-type="float" office:value="10.33096" calcext:value-type="float">
            <text:p>10.33096</text:p>
          </table:table-cell>
          <table:table-cell office:value-type="float" office:value="485163" calcext:value-type="float">
            <text:p>4851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42654100</text:p>
          </table:table-cell>
        </table:table-row>
        <table:table-row table:style-name="ro1">
          <table:table-cell office:value-type="float" office:value="146553971" calcext:value-type="float">
            <text:p>146553971</text:p>
          </table:table-cell>
          <table:table-cell office:value-type="string" calcext:value-type="string">
            <text:p>378-1465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[8100, 4900, 10200]</text:p>
          </table:table-cell>
          <table:table-cell office:value-type="float" office:value="0.195391" calcext:value-type="float">
            <text:p>0.195391</text:p>
          </table:table-cell>
          <table:table-cell office:value-type="string" calcext:value-type="string">
            <text:p>[{"id"=&gt;918, "name"=&gt;"Entorhinal area, lateral part", "abbreviation"=&gt;"ENTl", "color"=&gt;"32B825"}, {"id"=&gt;922, "name"=&gt;"Perirhinal area", "abbreviation"=&gt;"PERI", "color"=&gt;"0E9684"}]</text:p>
          </table:table-cell>
          <table:table-cell office:value-type="float" office:value="8.09525" calcext:value-type="float">
            <text:p>8.09525</text:p>
          </table:table-cell>
          <table:table-cell office:value-type="float" office:value="487632" calcext:value-type="float">
            <text:p>4876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46553971</text:p>
          </table:table-cell>
        </table:table-row>
        <table:table-row table:style-name="ro1">
          <table:table-cell office:value-type="float" office:value="126116848" calcext:value-type="float">
            <text:p>126116848</text:p>
          </table:table-cell>
          <table:table-cell office:value-type="string" calcext:value-type="string">
            <text:p>378-127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[9000, 5500, 9700]</text:p>
          </table:table-cell>
          <table:table-cell office:value-type="float" office:value="0.28799" calcext:value-type="float">
            <text:p>0.28799</text:p>
          </table:table-cell>
          <table:table-cell office:value-type="string" calcext:value-type="string">
            <text:p>[{"id"=&gt;918, "name"=&gt;"Entorhinal area, lateral part", "abbreviation"=&gt;"ENTl", "color"=&gt;"32B825"}]</text:p>
          </table:table-cell>
          <table:table-cell office:value-type="float" office:value="7.28266" calcext:value-type="float">
            <text:p>7.28266</text:p>
          </table:table-cell>
          <table:table-cell office:value-type="float" office:value="489356" calcext:value-type="float">
            <text:p>4893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26116848</text:p>
          </table:table-cell>
        </table:table-row>
        <table:table-row table:style-name="ro1">
          <table:table-cell office:value-type="float" office:value="127397469" calcext:value-type="float">
            <text:p>127397469</text:p>
          </table:table-cell>
          <table:table-cell office:value-type="string" calcext:value-type="string">
            <text:p>378-130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[7800, 5300, 10300]</text:p>
          </table:table-cell>
          <table:table-cell office:value-type="float" office:value="0.234035" calcext:value-type="float">
            <text:p>0.234035</text:p>
          </table:table-cell>
          <table:table-cell office:value-type="string" calcext:value-type="string">
            <text:p>[{"id"=&gt;918, "name"=&gt;"Entorhinal area, lateral part", "abbreviation"=&gt;"ENTl", "color"=&gt;"32B825"}, {"id"=&gt;922, "name"=&gt;"Perirhinal area", "abbreviation"=&gt;"PERI", "color"=&gt;"0E9684"}, {"id"=&gt;961, "name"=&gt;"Piriform area", "abbreviation"=&gt;"PIR", "color"=&gt;"6ACBBA"}]</text:p>
          </table:table-cell>
          <table:table-cell office:value-type="float" office:value="6.42331" calcext:value-type="float">
            <text:p>6.42331</text:p>
          </table:table-cell>
          <table:table-cell office:value-type="float" office:value="482360" calcext:value-type="float">
            <text:p>4823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27397469</text:p>
          </table:table-cell>
        </table:table-row>
        <table:table-row table:style-name="ro1">
          <table:table-cell office:value-type="float" office:value="180297139" calcext:value-type="float">
            <text:p>180297139</text:p>
          </table:table-cell>
          <table:table-cell office:value-type="string" calcext:value-type="string">
            <text:p>378-1819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C57BL/6J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[9700, 4000, 10100]</text:p>
          </table:table-cell>
          <table:table-cell office:value-type="float" office:value="0.190211" calcext:value-type="float">
            <text:p>0.190211</text:p>
          </table:table-cell>
          <table:table-cell office:value-type="string" calcext:value-type="string">
            <text:p>[{"id"=&gt;895, "name"=&gt;"Ectorhinal area", "abbreviation"=&gt;"ECT", "color"=&gt;"0D9F91"}, {"id"=&gt;918, "name"=&gt;"Entorhinal area, lateral part", "abbreviation"=&gt;"ENTl", "color"=&gt;"32B825"}, {"id"=&gt;922, "name"=&gt;"Perirhinal area", "abbreviation"=&gt;"PERI", "color"=&gt;"0E9684"}]</text:p>
          </table:table-cell>
          <table:table-cell office:value-type="float" office:value="6.07899" calcext:value-type="float">
            <text:p>6.07899</text:p>
          </table:table-cell>
          <table:table-cell office:value-type="float" office:value="487171" calcext:value-type="float">
            <text:p>4871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80297139</text:p>
          </table:table-cell>
        </table:table-row>
        <table:table-row table:style-name="ro1">
          <table:table-cell office:value-type="float" office:value="287952517" calcext:value-type="float">
            <text:p>287952517</text:p>
          </table:table-cell>
          <table:table-cell office:value-type="string" calcext:value-type="string">
            <text:p>Cux2-IRES-Cre-3809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Cux2-IRES-C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8700, 4900, 10300]</text:p>
          </table:table-cell>
          <table:table-cell office:value-type="float" office:value="0.558514" calcext:value-type="float">
            <text:p>0.558514</text:p>
          </table:table-cell>
          <table:table-cell office:value-type="string" calcext:value-type="string">
            <text:p>[{"id"=&gt;541, "name"=&gt;"Temporal association areas", "abbreviation"=&gt;"TEa", "color"=&gt;"15B0B3"}, {"id"=&gt;895, "name"=&gt;"Ectorhinal area", "abbreviation"=&gt;"ECT", "color"=&gt;"0D9F91"}, {"id"=&gt;918, "name"=&gt;"Entorhinal area, lateral part", "abbreviation"=&gt;"ENTl", "color"=&gt;"32B825"}, {"id"=&gt;922, "name"=&gt;"Perirhinal area", "abbreviation"=&gt;"PERI", "color"=&gt;"0E9684"}, {"id"=&gt;1018, "name"=&gt;"Ventral auditory area", "abbreviation"=&gt;"AUDv", "color"=&gt;"019399"}]</text:p>
          </table:table-cell>
          <table:table-cell office:value-type="float" office:value="3.75082" calcext:value-type="float">
            <text:p>3.75082</text:p>
          </table:table-cell>
          <table:table-cell office:value-type="float" office:value="482289" calcext:value-type="float">
            <text:p>4822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87952517</text:p>
          </table:table-cell>
        </table:table-row>
        <table:table-row table:style-name="ro1">
          <table:table-cell office:value-type="float" office:value="263974698" calcext:value-type="float">
            <text:p>263974698</text:p>
          </table:table-cell>
          <table:table-cell office:value-type="string" calcext:value-type="string">
            <text:p>Cux2-IRES-Cre-24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ux2-IRES-C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9600, 4600, 9800]</text:p>
          </table:table-cell>
          <table:table-cell office:value-type="float" office:value="0.34312" calcext:value-type="float">
            <text:p>0.34312</text:p>
          </table:table-cell>
          <table:table-cell office:value-type="string" calcext:value-type="string">
            <text:p>[{"id"=&gt;918, "name"=&gt;"Entorhinal area, lateral part", "abbreviation"=&gt;"ENTl", "color"=&gt;"32B825"}]</text:p>
          </table:table-cell>
          <table:table-cell office:value-type="float" office:value="3.5741" calcext:value-type="float">
            <text:p>3.5741</text:p>
          </table:table-cell>
          <table:table-cell office:value-type="float" office:value="488955" calcext:value-type="float">
            <text:p>4889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63974698</text:p>
          </table:table-cell>
        </table:table-row>
        <table:table-row table:style-name="ro1">
          <table:table-cell office:value-type="float" office:value="287953223" calcext:value-type="float">
            <text:p>287953223</text:p>
          </table:table-cell>
          <table:table-cell office:value-type="string" calcext:value-type="string">
            <text:p>Cux2-IRES-Cre-381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Cux2-IRES-C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800, 3900, 9200]</text:p>
          </table:table-cell>
          <table:table-cell office:value-type="float" office:value="0.391699" calcext:value-type="float">
            <text:p>0.391699</text:p>
          </table:table-cell>
          <table:table-cell office:value-type="string" calcext:value-type="string">
            <text:p>[{"id"=&gt;385, "name"=&gt;"Primary visual area", "abbreviation"=&gt;"VISp", "color"=&gt;"08858C"}, {"id"=&gt;409, "name"=&gt;"Lateral visual area", "abbreviation"=&gt;"VISl", "color"=&gt;"08858C"}, {"id"=&gt;541, "name"=&gt;"Temporal association areas", "abbreviation"=&gt;"TEa", "color"=&gt;"15B0B3"}, {"id"=&gt;895, "name"=&gt;"Ectorhinal area", "abbreviation"=&gt;"ECT", "color"=&gt;"0D9F91"}, {"id"=&gt;918, "name"=&gt;"Entorhinal area, lateral part", "abbreviation"=&gt;"ENTl", "color"=&gt;"32B825"}, {"id"=&gt;922, "name"=&gt;"Perirhinal area", "abbreviation"=&gt;"PERI", "color"=&gt;"0E9684"}, {"id"=&gt;926, "name"=&gt;"Entorhinal area, medial part, dorsal zone", "abbreviation"=&gt;"ENTm", "color"=&gt;"32B825"}]</text:p>
          </table:table-cell>
          <table:table-cell office:value-type="float" office:value="3.06851" calcext:value-type="float">
            <text:p>3.06851</text:p>
          </table:table-cell>
          <table:table-cell office:value-type="float" office:value="480482" calcext:value-type="float">
            <text:p>4804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87953223</text:p>
          </table:table-cell>
        </table:table-row>
        <table:table-row table:style-name="ro1">
          <table:table-cell office:value-type="float" office:value="183225124" calcext:value-type="float">
            <text:p>183225124</text:p>
          </table:table-cell>
          <table:table-cell office:value-type="string" calcext:value-type="string">
            <text:p>Grm2-Cre-108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rm2-Cre_MR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8600, 5100, 10100]</text:p>
          </table:table-cell>
          <table:table-cell office:value-type="float" office:value="0.479794" calcext:value-type="float">
            <text:p>0.479794</text:p>
          </table:table-cell>
          <table:table-cell office:value-type="string" calcext:value-type="string">
            <text:p>[{"id"=&gt;541, "name"=&gt;"Temporal association areas", "abbreviation"=&gt;"TEa", "color"=&gt;"15B0B3"}, {"id"=&gt;895, "name"=&gt;"Ectorhinal area", "abbreviation"=&gt;"ECT", "color"=&gt;"0D9F91"}, {"id"=&gt;918, "name"=&gt;"Entorhinal area, lateral part", "abbreviation"=&gt;"ENTl", "color"=&gt;"32B825"}, {"id"=&gt;922, "name"=&gt;"Perirhinal area", "abbreviation"=&gt;"PERI", "color"=&gt;"0E9684"}, {"id"=&gt;1018, "name"=&gt;"Ventral auditory area", "abbreviation"=&gt;"AUDv", "color"=&gt;"019399"}]</text:p>
          </table:table-cell>
          <table:table-cell office:value-type="float" office:value="2.86544" calcext:value-type="float">
            <text:p>2.86544</text:p>
          </table:table-cell>
          <table:table-cell office:value-type="float" office:value="483948" calcext:value-type="float">
            <text:p>4839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83225124</text:p>
          </table:table-cell>
        </table:table-row>
        <table:table-row table:style-name="ro1">
          <table:table-cell office:value-type="float" office:value="181859467" calcext:value-type="float">
            <text:p>181859467</text:p>
          </table:table-cell>
          <table:table-cell office:value-type="string" calcext:value-type="string">
            <text:p>Cux2-CreERT2-15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Cux2-CreERT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10100, 4100, 9100]</text:p>
          </table:table-cell>
          <table:table-cell office:value-type="float" office:value="0.312405" calcext:value-type="float">
            <text:p>0.312405</text:p>
          </table:table-cell>
          <table:table-cell office:value-type="string" calcext:value-type="string">
            <text:p>[{"id"=&gt;541, "name"=&gt;"Temporal association areas", "abbreviation"=&gt;"TEa", "color"=&gt;"15B0B3"}, {"id"=&gt;895, "name"=&gt;"Ectorhinal area", "abbreviation"=&gt;"ECT", "color"=&gt;"0D9F91"}, 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2.68019" calcext:value-type="float">
            <text:p>2.68019</text:p>
          </table:table-cell>
          <table:table-cell office:value-type="float" office:value="483984" calcext:value-type="float">
            <text:p>4839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81859467</text:p>
          </table:table-cell>
        </table:table-row>
        <table:table-row table:style-name="ro1">
          <table:table-cell office:value-type="float" office:value="182226133" calcext:value-type="float">
            <text:p>182226133</text:p>
          </table:table-cell>
          <table:table-cell office:value-type="string" calcext:value-type="string">
            <text:p>Otof-Cre-2855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Otof-C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8800, 5100, 10000]</text:p>
          </table:table-cell>
          <table:table-cell office:value-type="float" office:value="0.251759" calcext:value-type="float">
            <text:p>0.251759</text:p>
          </table:table-cell>
          <table:table-cell office:value-type="string" calcext:value-type="string">
            <text:p>[{"id"=&gt;918, "name"=&gt;"Entorhinal area, lateral part", "abbreviation"=&gt;"ENTl", "color"=&gt;"32B825"}, {"id"=&gt;922, "name"=&gt;"Perirhinal area", "abbreviation"=&gt;"PERI", "color"=&gt;"0E9684"}]</text:p>
          </table:table-cell>
          <table:table-cell office:value-type="float" office:value="2.61008" calcext:value-type="float">
            <text:p>2.61008</text:p>
          </table:table-cell>
          <table:table-cell office:value-type="float" office:value="488921" calcext:value-type="float">
            <text:p>4889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82226133</text:p>
          </table:table-cell>
        </table:table-row>
        <table:table-row table:style-name="ro1">
          <table:table-cell office:value-type="float" office:value="287769992" calcext:value-type="float">
            <text:p>287769992</text:p>
          </table:table-cell>
          <table:table-cell office:value-type="string" calcext:value-type="string">
            <text:p>Scnn1a-Tg3-Cre-49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3H</text:p>
          </table:table-cell>
          <table:table-cell office:value-type="string" calcext:value-type="string">
            <text:p>Scnn1a-Tg3-C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10000, 4000, 9900]</text:p>
          </table:table-cell>
          <table:table-cell office:value-type="float" office:value="0.138815" calcext:value-type="float">
            <text:p>0.138815</text:p>
          </table:table-cell>
          <table:table-cell office:value-type="string" calcext:value-type="string">
            <text:p>[{"id"=&gt;409, "name"=&gt;"Lateral visual area", "abbreviation"=&gt;"VISl", "color"=&gt;"08858C"}, {"id"=&gt;918, "name"=&gt;"Entorhinal area, lateral part", "abbreviation"=&gt;"ENTl", "color"=&gt;"32B825"}, {"id"=&gt;922, "name"=&gt;"Perirhinal area", "abbreviation"=&gt;"PERI", "color"=&gt;"0E9684"}]</text:p>
          </table:table-cell>
          <table:table-cell office:value-type="float" office:value="1.62465" calcext:value-type="float">
            <text:p>1.62465</text:p>
          </table:table-cell>
          <table:table-cell office:value-type="float" office:value="488399" calcext:value-type="float">
            <text:p>4883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87769992</text:p>
          </table:table-cell>
        </table:table-row>
        <table:table-row table:style-name="ro1">
          <table:table-cell office:value-type="float" office:value="293009265" calcext:value-type="float">
            <text:p>293009265</text:p>
          </table:table-cell>
          <table:table-cell office:value-type="string" calcext:value-type="string">
            <text:p>Syt17-Cre_NO14_LURC-12028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Syt17-Cre_NO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8300, 5000, 10100]</text:p>
          </table:table-cell>
          <table:table-cell office:value-type="float" office:value="0.148787" calcext:value-type="float">
            <text:p>0.148787</text:p>
          </table:table-cell>
          <table:table-cell office:value-type="string" calcext:value-type="string">
            <text:p>[{"id"=&gt;895, "name"=&gt;"Ectorhinal area", "abbreviation"=&gt;"ECT", "color"=&gt;"0D9F91"}, {"id"=&gt;918, "name"=&gt;"Entorhinal area, lateral part", "abbreviation"=&gt;"ENTl", "color"=&gt;"32B825"}, {"id"=&gt;922, "name"=&gt;"Perirhinal area", "abbreviation"=&gt;"PERI", "color"=&gt;"0E9684"}]</text:p>
          </table:table-cell>
          <table:table-cell office:value-type="float" office:value="1.28124" calcext:value-type="float">
            <text:p>1.28124</text:p>
          </table:table-cell>
          <table:table-cell office:value-type="float" office:value="486979" calcext:value-type="float">
            <text:p>4869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93009265</text:p>
          </table:table-cell>
        </table:table-row>
        <table:table-row table:style-name="ro1">
          <table:table-cell office:value-type="float" office:value="286483411" calcext:value-type="float">
            <text:p>286483411</text:p>
          </table:table-cell>
          <table:table-cell office:value-type="string" calcext:value-type="string">
            <text:p>Rbp4-Cre_KL100-288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Rbp4-Cre_KL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8900, 4700, 9900]</text:p>
          </table:table-cell>
          <table:table-cell office:value-type="float" office:value="0.052268" calcext:value-type="float">
            <text:p>0.052268</text:p>
          </table:table-cell>
          <table:table-cell office:value-type="string" calcext:value-type="string">
            <text:p>[{"id"=&gt;918, "name"=&gt;"Entorhinal area, lateral part", "abbreviation"=&gt;"ENTl", "color"=&gt;"32B825"}, {"id"=&gt;922, "name"=&gt;"Perirhinal area", "abbreviation"=&gt;"PERI", "color"=&gt;"0E9684"}]</text:p>
          </table:table-cell>
          <table:table-cell office:value-type="float" office:value="1.16329" calcext:value-type="float">
            <text:p>1.16329</text:p>
          </table:table-cell>
          <table:table-cell office:value-type="float" office:value="488726" calcext:value-type="float">
            <text:p>4887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86483411</text:p>
          </table:table-cell>
        </table:table-row>
        <table:table-row table:style-name="ro1">
          <table:table-cell office:value-type="float" office:value="299857096" calcext:value-type="float">
            <text:p>299857096</text:p>
          </table:table-cell>
          <table:table-cell office:value-type="string" calcext:value-type="string">
            <text:p>Chrna2-Cre_OE25-13324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FVB/N-Crl:CD1(ICR)</text:p>
          </table:table-cell>
          <table:table-cell office:value-type="string" calcext:value-type="string">
            <text:p>Chrna2-Cre_OE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400, 5200, 9700]</text:p>
          </table:table-cell>
          <table:table-cell office:value-type="float" office:value="0.131902" calcext:value-type="float">
            <text:p>0.131902</text:p>
          </table:table-cell>
          <table:table-cell office:value-type="string" calcext:value-type="string">
            <text:p>[{"id"=&gt;518, "name"=&gt;"Subiculum, ventral part", "abbreviation"=&gt;"SUBv", "color"=&gt;"4FC244"}, {"id"=&gt;918, "name"=&gt;"Entorhinal area, lateral part", "abbreviation"=&gt;"ENTl", "color"=&gt;"32B825"}]</text:p>
          </table:table-cell>
          <table:table-cell office:value-type="float" office:value="0.66339" calcext:value-type="float">
            <text:p>0.66339</text:p>
          </table:table-cell>
          <table:table-cell office:value-type="float" office:value="487658" calcext:value-type="float">
            <text:p>4876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99857096</text:p>
          </table:table-cell>
        </table:table-row>
        <table:table-row table:style-name="ro1">
          <table:table-cell office:value-type="float" office:value="278435152" calcext:value-type="float">
            <text:p>278435152</text:p>
          </table:table-cell>
          <table:table-cell office:value-type="string" calcext:value-type="string">
            <text:p>Wfs1-Tg2-CreERT2-354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Wfs1-Tg2-CreERT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10000, 4500, 9600]</text:p>
          </table:table-cell>
          <table:table-cell office:value-type="float" office:value="0.305708" calcext:value-type="float">
            <text:p>0.305708</text:p>
          </table:table-cell>
          <table:table-cell office:value-type="string" calcext:value-type="string">
            <text:p>[{"id"=&gt;843, "name"=&gt;"Parasubiculum", "abbreviation"=&gt;"PAR", "color"=&gt;"72D569"}, {"id"=&gt;895, "name"=&gt;"Ectorhinal area", "abbreviation"=&gt;"ECT", "color"=&gt;"0D9F91"}, {"id"=&gt;918, "name"=&gt;"Entorhinal area, lateral part", "abbreviation"=&gt;"ENTl", "color"=&gt;"32B825"}, {"id"=&gt;922, "name"=&gt;"Perirhinal area", "abbreviation"=&gt;"PERI", "color"=&gt;"0E9684"}, {"id"=&gt;926, "name"=&gt;"Entorhinal area, medial part, dorsal zone", "abbreviation"=&gt;"ENTm", "color"=&gt;"32B825"}]</text:p>
          </table:table-cell>
          <table:table-cell office:value-type="float" office:value="0.65573" calcext:value-type="float">
            <text:p>0.65573</text:p>
          </table:table-cell>
          <table:table-cell office:value-type="float" office:value="484972" calcext:value-type="float">
            <text:p>4849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78435152</text:p>
          </table:table-cell>
        </table:table-row>
        <table:table-row table:style-name="ro1">
          <table:table-cell office:value-type="float" office:value="278435864" calcext:value-type="float">
            <text:p>278435864</text:p>
          </table:table-cell>
          <table:table-cell office:value-type="string" calcext:value-type="string">
            <text:p>Wfs1-Tg2-CreERT2-3549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Wfs1-Tg2-CreERT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800, 3900, 9300]</text:p>
          </table:table-cell>
          <table:table-cell office:value-type="float" office:value="0.341982" calcext:value-type="float">
            <text:p>0.341982</text:p>
          </table:table-cell>
          <table:table-cell office:value-type="string" calcext:value-type="string">
            <text:p>[{"id"=&gt;409, "name"=&gt;"Lateral visual area", "abbreviation"=&gt;"VISl", "color"=&gt;"08858C"}, {"id"=&gt;518, "name"=&gt;"Subiculum, ventral part", "abbreviation"=&gt;"SUBv", "color"=&gt;"4FC244"}, {"id"=&gt;541, "name"=&gt;"Temporal association areas", "abbreviation"=&gt;"TEa", "color"=&gt;"15B0B3"}, {"id"=&gt;843, "name"=&gt;"Parasubiculum", "abbreviation"=&gt;"PAR", "color"=&gt;"72D569"}, {"id"=&gt;895, "name"=&gt;"Ectorhinal area", "abbreviation"=&gt;"ECT", "color"=&gt;"0D9F91"}, {"id"=&gt;918, "name"=&gt;"Entorhinal area, lateral part", "abbreviation"=&gt;"ENTl", "color"=&gt;"32B825"}, {"id"=&gt;922, "name"=&gt;"Perirhinal area", "abbreviation"=&gt;"PERI", "color"=&gt;"0E9684"}, {"id"=&gt;926, "name"=&gt;"Entorhinal area, medial part, dorsal zone", "abbreviation"=&gt;"ENTm", "color"=&gt;"32B825"}]</text:p>
          </table:table-cell>
          <table:table-cell office:value-type="float" office:value="0.56195" calcext:value-type="float">
            <text:p>0.56195</text:p>
          </table:table-cell>
          <table:table-cell office:value-type="float" office:value="480074" calcext:value-type="float">
            <text:p>4800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78435864</text:p>
          </table:table-cell>
        </table:table-row>
        <table:table-row table:style-name="ro1">
          <table:table-cell office:value-type="float" office:value="167212932" calcext:value-type="float">
            <text:p>167212932</text:p>
          </table:table-cell>
          <table:table-cell office:value-type="string" calcext:value-type="string">
            <text:p>Otof-Cre-281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Otof-C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300, 5200, 9700]</text:p>
          </table:table-cell>
          <table:table-cell office:value-type="float" office:value="0.228695" calcext:value-type="float">
            <text:p>0.228695</text:p>
          </table:table-cell>
          <table:table-cell office:value-type="string" calcext:value-type="string">
            <text:p>[{"id"=&gt;918, "name"=&gt;"Entorhinal area, lateral part", "abbreviation"=&gt;"ENTl", "color"=&gt;"32B825"}]</text:p>
          </table:table-cell>
          <table:table-cell office:value-type="float" office:value="0.4969" calcext:value-type="float">
            <text:p>0.4969</text:p>
          </table:table-cell>
          <table:table-cell office:value-type="float" office:value="489638" calcext:value-type="float">
            <text:p>4896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67212932</text:p>
          </table:table-cell>
        </table:table-row>
        <table:table-row table:style-name="ro1">
          <table:table-cell office:value-type="float" office:value="272779830" calcext:value-type="float">
            <text:p>272779830</text:p>
          </table:table-cell>
          <table:table-cell office:value-type="string" calcext:value-type="string">
            <text:p>Cux2-IRES-Cre-28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Cux2-IRES-C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900, 3600, 9900]</text:p>
          </table:table-cell>
          <table:table-cell office:value-type="float" office:value="0.019368" calcext:value-type="float">
            <text:p>0.019368</text:p>
          </table:table-cell>
          <table:table-cell office:value-type="string" calcext:value-type="string">
            <text:p>[{"id"=&gt;918, "name"=&gt;"Entorhinal area, lateral part", "abbreviation"=&gt;"ENTl", "color"=&gt;"32B825"}]</text:p>
          </table:table-cell>
          <table:table-cell office:value-type="float" office:value="0.47347" calcext:value-type="float">
            <text:p>0.47347</text:p>
          </table:table-cell>
          <table:table-cell office:value-type="float" office:value="488790" calcext:value-type="float">
            <text:p>4887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72779830</text:p>
          </table:table-cell>
        </table:table-row>
        <table:table-row table:style-name="ro1">
          <table:table-cell office:value-type="float" office:value="305973112" calcext:value-type="float">
            <text:p>305973112</text:p>
          </table:table-cell>
          <table:table-cell office:value-type="string" calcext:value-type="string">
            <text:p>Penk-IRES2-Cre-neo-14587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enk-IRES2-C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500, 5200, 9700]</text:p>
          </table:table-cell>
          <table:table-cell office:value-type="float" office:value="0.147067" calcext:value-type="float">
            <text:p>0.147067</text:p>
          </table:table-cell>
          <table:table-cell office:value-type="string" calcext:value-type="string">
            <text:p>[{"id"=&gt;518, "name"=&gt;"Subiculum, ventral part", "abbreviation"=&gt;"SUBv", "color"=&gt;"4FC244"}, {"id"=&gt;918, "name"=&gt;"Entorhinal area, lateral part", "abbreviation"=&gt;"ENTl", "color"=&gt;"32B825"}]</text:p>
          </table:table-cell>
          <table:table-cell office:value-type="float" office:value="0.22593" calcext:value-type="float">
            <text:p>0.22593</text:p>
          </table:table-cell>
          <table:table-cell office:value-type="float" office:value="486177" calcext:value-type="float">
            <text:p>4861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305973112</text:p>
          </table:table-cell>
        </table:table-row>
        <table:table-row table:style-name="ro1">
          <table:table-cell office:value-type="float" office:value="293702482" calcext:value-type="float">
            <text:p>293702482</text:p>
          </table:table-cell>
          <table:table-cell office:value-type="string" calcext:value-type="string">
            <text:p>Drd3-Cre_KI196_LURC-123359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rd3-Cre_KI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8300, 4600, 10100]</text:p>
          </table:table-cell>
          <table:table-cell office:value-type="float" office:value="0.020295" calcext:value-type="float">
            <text:p>0.020295</text:p>
          </table:table-cell>
          <table:table-cell office:value-type="string" calcext:value-type="string">
            <text:p>[{"id"=&gt;918, "name"=&gt;"Entorhinal area, lateral part", "abbreviation"=&gt;"ENTl", "color"=&gt;"32B825"}, {"id"=&gt;922, "name"=&gt;"Perirhinal area", "abbreviation"=&gt;"PERI", "color"=&gt;"0E9684"}]</text:p>
          </table:table-cell>
          <table:table-cell office:value-type="float" office:value="0.19439" calcext:value-type="float">
            <text:p>0.19439</text:p>
          </table:table-cell>
          <table:table-cell office:value-type="float" office:value="477431" calcext:value-type="float">
            <text:p>4774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93702482</text:p>
          </table:table-cell>
        </table:table-row>
        <table:table-row table:style-name="ro1">
          <table:table-cell office:value-type="float" office:value="181891184" calcext:value-type="float">
            <text:p>181891184</text:p>
          </table:table-cell>
          <table:table-cell office:value-type="string" calcext:value-type="string">
            <text:p>Otof-Cre-2843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Otof-C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9600, 4900, 9400]</text:p>
          </table:table-cell>
          <table:table-cell office:value-type="float" office:value="0.018315" calcext:value-type="float">
            <text:p>0.018315</text:p>
          </table:table-cell>
          <table:table-cell office:value-type="string" calcext:value-type="string">
            <text:p>[{"id"=&gt;918, "name"=&gt;"Entorhinal area, lateral part", "abbreviation"=&gt;"ENTl", "color"=&gt;"32B825"}]</text:p>
          </table:table-cell>
          <table:table-cell office:value-type="float" office:value="0.14562" calcext:value-type="float">
            <text:p>0.14562</text:p>
          </table:table-cell>
          <table:table-cell office:value-type="float" office:value="489622" calcext:value-type="float">
            <text:p>4896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81891184</text:p>
          </table:table-cell>
        </table:table-row>
        <table:table-row table:style-name="ro1">
          <table:table-cell office:value-type="float" office:value="301464114" calcext:value-type="float">
            <text:p>301464114</text:p>
          </table:table-cell>
          <table:table-cell office:value-type="string" calcext:value-type="string">
            <text:p>Plxnd1-Cre-125798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lxnd1-Cre_OG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900, 4200, 9400]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[{"id"=&gt;518, "name"=&gt;"Subiculum, ventral part", "abbreviation"=&gt;"SUBv", "color"=&gt;"4FC244"}, 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0.13589" calcext:value-type="float">
            <text:p>0.13589</text:p>
          </table:table-cell>
          <table:table-cell office:value-type="float" office:value="485796" calcext:value-type="float">
            <text:p>4857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301464114</text:p>
          </table:table-cell>
        </table:table-row>
        <table:table-row table:style-name="ro1">
          <table:table-cell office:value-type="float" office:value="298798846" calcext:value-type="float">
            <text:p>298798846</text:p>
          </table:table-cell>
          <table:table-cell office:value-type="string" calcext:value-type="string">
            <text:p>A930038C07Rik-Tg1-Cre-126898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A930038C07Rik-Tg1-C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8700, 4900, 9800]</text:p>
          </table:table-cell>
          <table:table-cell office:value-type="float" office:value="0.026944" calcext:value-type="float">
            <text:p>0.026944</text:p>
          </table:table-cell>
          <table:table-cell office:value-type="string" calcext:value-type="string">
            <text:p>[{"id"=&gt;382, "name"=&gt;"Field CA1", "abbreviation"=&gt;"CA1", "color"=&gt;"7ED04B"}, {"id"=&gt;918, "name"=&gt;"Entorhinal area, lateral part", "abbreviation"=&gt;"ENTl", "color"=&gt;"32B825"}]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485420" calcext:value-type="float">
            <text:p>4854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98798846</text:p>
          </table:table-cell>
        </table:table-row>
        <table:table-row table:style-name="ro1">
          <table:table-cell office:value-type="float" office:value="182516286" calcext:value-type="float">
            <text:p>182516286</text:p>
          </table:table-cell>
          <table:table-cell office:value-type="string" calcext:value-type="string">
            <text:p>Wfs1-Tg3-CreERT2-5308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Wfs1-Tg3-CreERT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9200, 5200, 10000]</text:p>
          </table:table-cell>
          <table:table-cell office:value-type="float" office:value="0.006328" calcext:value-type="float">
            <text:p>0.006328</text:p>
          </table:table-cell>
          <table:table-cell office:value-type="string" calcext:value-type="string">
            <text:p>[{"id"=&gt;918, "name"=&gt;"Entorhinal area, lateral part", "abbreviation"=&gt;"ENTl", "color"=&gt;"32B825"}]</text:p>
          </table:table-cell>
          <table:table-cell office:value-type="float" office:value="0.06867" calcext:value-type="float">
            <text:p>0.06867</text:p>
          </table:table-cell>
          <table:table-cell office:value-type="float" office:value="489643" calcext:value-type="float">
            <text:p>4896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82516286</text:p>
          </table:table-cell>
        </table:table-row>
        <table:table-row table:style-name="ro1">
          <table:table-cell office:value-type="float" office:value="267211671" calcext:value-type="float">
            <text:p>267211671</text:p>
          </table:table-cell>
          <table:table-cell office:value-type="string" calcext:value-type="string">
            <text:p>Pcdh9-Cre-8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cdh9-Cre_NP2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10200, 3500, 9700]</text:p>
          </table:table-cell>
          <table:table-cell office:value-type="float" office:value="0.002451" calcext:value-type="float">
            <text:p>0.002451</text:p>
          </table:table-cell>
          <table:table-cell office:value-type="string" calcext:value-type="string">
            <text:p>[{"id"=&gt;918, "name"=&gt;"Entorhinal area, lateral part", "abbreviation"=&gt;"ENTl", "color"=&gt;"32B825"}]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488779" calcext:value-type="float">
            <text:p>4887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67211671</text:p>
          </table:table-cell>
        </table:table-row>
        <table:table-row table:style-name="ro1">
          <table:table-cell office:value-type="float" office:value="298797996" calcext:value-type="float">
            <text:p>298797996</text:p>
          </table:table-cell>
          <table:table-cell office:value-type="string" calcext:value-type="string">
            <text:p>A930038C07Rik-Tg1-Cre-12680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A930038C07Rik-Tg1-C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9400, 5000, 9500]</text:p>
          </table:table-cell>
          <table:table-cell office:value-type="float" office:value="0.023802" calcext:value-type="float">
            <text:p>0.023802</text:p>
          </table:table-cell>
          <table:table-cell office:value-type="string" calcext:value-type="string">
            <text:p>[{"id"=&gt;518, "name"=&gt;"Subiculum, ventral part", "abbreviation"=&gt;"SUBv", "color"=&gt;"4FC244"}, {"id"=&gt;918, "name"=&gt;"Entorhinal area, lateral part", "abbreviation"=&gt;"ENTl", "color"=&gt;"32B825"}]</text:p>
          </table:table-cell>
          <table:table-cell office:value-type="float" office:value="0.0519" calcext:value-type="float">
            <text:p>0.0519</text:p>
          </table:table-cell>
          <table:table-cell office:value-type="float" office:value="486831" calcext:value-type="float">
            <text:p>4868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298797996</text:p>
          </table:table-cell>
        </table:table-row>
        <table:table-row table:style-name="ro1">
          <table:table-cell office:value-type="float" office:value="301988879" calcext:value-type="float">
            <text:p>301988879</text:p>
          </table:table-cell>
          <table:table-cell office:value-type="string" calcext:value-type="string">
            <text:p>Htr2a-Cre_KM207-123935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r2a-Cre_KM2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8700, 5000, 10300]</text:p>
          </table:table-cell>
          <table:table-cell office:value-type="float" office:value="0.039559" calcext:value-type="float">
            <text:p>0.039559</text:p>
          </table:table-cell>
          <table:table-cell office:value-type="string" calcext:value-type="string">
            <text:p>[{"id"=&gt;895, "name"=&gt;"Ectorhinal area", "abbreviation"=&gt;"ECT", "color"=&gt;"0D9F91"}, {"id"=&gt;918, "name"=&gt;"Entorhinal area, lateral part", "abbreviation"=&gt;"ENTl", "color"=&gt;"32B825"}, {"id"=&gt;922, "name"=&gt;"Perirhinal area", "abbreviation"=&gt;"PERI", "color"=&gt;"0E9684"}]</text:p>
          </table:table-cell>
          <table:table-cell office:value-type="float" office:value="0.03961" calcext:value-type="float">
            <text:p>0.03961</text:p>
          </table:table-cell>
          <table:table-cell office:value-type="float" office:value="487273" calcext:value-type="float">
            <text:p>4872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301988879</text:p>
          </table:table-cell>
        </table:table-row>
        <table:table-row table:style-name="ro1">
          <table:table-cell office:value-type="float" office:value="159602279" calcext:value-type="float">
            <text:p>159602279</text:p>
          </table:table-cell>
          <table:table-cell office:value-type="string" calcext:value-type="string">
            <text:p>Ntsr1-Cre-357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NTl</text:p>
          </table:table-cell>
          <table:table-cell office:value-type="string" calcext:value-type="string">
            <text:p>Entorhinal area, lateral part</text:p>
          </table:table-cell>
          <table:table-cell office:value-type="string" calcext:value-type="string">
            <text:p>32B825</text:p>
          </table:table-cell>
          <table:table-cell office:value-type="string" calcext:value-type="string">
            <text:p>B6.Cg</text:p>
          </table:table-cell>
          <table:table-cell office:value-type="string" calcext:value-type="string">
            <text:p>Ntsr1-Cre_GN2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9900, 4000, 9600]</text:p>
          </table:table-cell>
          <table:table-cell office:value-type="float" office:value="0.005748" calcext:value-type="float">
            <text:p>0.005748</text:p>
          </table:table-cell>
          <table:table-cell office:value-type="string" calcext:value-type="string">
            <text:p>[{"id"=&gt;918, "name"=&gt;"Entorhinal area, lateral part", "abbreviation"=&gt;"ENTl", "color"=&gt;"32B825"}, {"id"=&gt;926, "name"=&gt;"Entorhinal area, medial part, dorsal zone", "abbreviation"=&gt;"ENTm", "color"=&gt;"32B825"}]</text:p>
          </table:table-cell>
          <table:table-cell office:value-type="float" office:value="0.03161" calcext:value-type="float">
            <text:p>0.03161</text:p>
          </table:table-cell>
          <table:table-cell office:value-type="float" office:value="488090" calcext:value-type="float">
            <text:p>4880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connectivity.brain-map.org/projection/experiment/1596022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document-statistic meta:table-count="1" meta:cell-count="506" meta:object-count="0"/>
  </office:meta>
</office:document-meta>
</file>